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ca2c" officeooo:paragraph-rsid="000cca2c"/>
    </style:style>
    <style:style style:name="P2" style:family="paragraph" style:parent-style-name="Standard" style:list-style-name="L1">
      <style:text-properties officeooo:rsid="000cca2c" officeooo:paragraph-rsid="000cca2c"/>
    </style:style>
    <style:style style:name="P3" style:family="paragraph" style:parent-style-name="Standard">
      <style:text-properties officeooo:rsid="000cca2c" officeooo:paragraph-rsid="000d8d14"/>
    </style:style>
    <style:style style:name="T1" style:family="text">
      <style:text-properties officeooo:rsid="000d8d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 Facilitation Path of Service Manual</text:p>
      <text:p text:style-name="P1"/>
      <text:p text:style-name="P1">Ideas for content:</text:p>
      <text:list xml:id="list637816991" text:style-name="L1">
        <text:list-item>
          <text:p text:style-name="P2">Foundations in-depth for the process</text:p>
        </text:list-item>
        <text:list-item>
          <text:p text:style-name="P2">The Process Facilitation path of service</text:p>
        </text:list-item>
        <text:list-item>
          <text:p text:style-name="P2">history of OpenAgile (in detail, with stories and motivation eg example of BCI trying to use Scrum by the book)</text:p>
        </text:list-item>
        <text:list-item>
          <text:p text:style-name="P2">General Meeting facilitation techniques</text:p>
        </text:list-item>
        <text:list-item>
          <text:p text:style-name="P2">Engagement Meeting facilitation techniques</text:p>
        </text:list-item>
        <text:list-item>
          <text:p text:style-name="P2">Progress Meeting facilitation techniques</text:p>
        </text:list-item>
        <text:list-item>
          <text:p text:style-name="P2">Action facilitation techniques</text:p>
        </text:list-item>
        <text:list-item>
          <text:p text:style-name="P2">Long-term process facilitation techniques</text:p>
        </text:list-item>
        <text:list-item>
          <text:p text:style-name="P2">Sharing the Process Facilitation path of service</text:p>
        </text:list-item>
      </text:list>
      <text:p text:style-name="P1"/>
      <text:p text:style-name="P3"><text:span text:style-name="T1">Recipes for Starting a New Team</text:span></text:p>
      <text:p text:style-name="P3"><text:span text:style-name="T1"/></text:p>
      <text:p text:style-name="P3"><text:span text:style-name="T1">Preparing the Team</text:span></text:p>
      <text:p text:style-name="P3"><text:span text:style-name="T1">Preparing the Process</text:span></text:p>
      <text:p text:style-name="P3"><text:span text:style-name="T1">Preparing the Work</text:span></text:p>
      <text:p text:style-name="P3"><text:span text:style-name="T1"/></text:p>
      <text:p text:style-name="P3"><text:span text:style-name="T1">Recipes for Engagement Meetings</text:span></text:p>
      <text:p text:style-name="P3"><text:span text:style-name="T1"/></text:p>
      <text:p text:style-name="P3"><text:span text:style-name="T1">Engagement Meeting Rules of Thumb</text:span></text:p>
      <text:p text:style-name="P3"><text:span text:style-name="T1">Typical Engagement Meeting Agenda</text:span></text:p>
      <text:p text:style-name="P3"><text:span text:style-name="T1">Engagement Meeting Prerequisites</text:span></text:p>
      <text:p text:style-name="P3"><text:span text:style-name="T1">Engagement Meeting Outcomes</text:span></text:p>
      <text:p text:style-name="P3"><text:span text:style-name="T1"/></text:p>
      <text:p text:style-name="P3"><text:span text:style-name="T1">Recipes for Progress Meetings</text:span></text:p>
      <text:p text:style-name="P3"><text:span text:style-name="T1"/></text:p>
      <text:p text:style-name="P3"><text:span text:style-name="T1">Progress Meeting Rules of Thumb</text:span></text:p>
      <text:p text:style-name="P3"><text:span text:style-name="T1">Typical Progress Meeting Flow</text:span></text:p>
      <text:p text:style-name="P3"><text:span text:style-name="T1">Progress Meeting Expectations</text:span></text:p>
      <text:p text:style-name="P3"><text:span text:style-name="T1"/></text:p>
      <text:p text:style-name="P3"><text:span text:style-name="T1">Recipes for Dealing with Obstacles</text:span></text:p>
      <text:p text:style-name="P3"><text:span text:style-name="T1"/></text:p>
      <text:p text:style-name="P3"><text:span text:style-name="T1">Types of Obstacles</text:span></text:p>
      <text:p text:style-name="P3"><text:span text:style-name="T1">Destroy the Obstacle</text:span></text:p>
      <text:p text:style-name="P3"><text:span text:style-name="T1">Move the Obstacle Aside</text:span></text:p>
      <text:p text:style-name="P3"><text:span text:style-name="T1">Move Around the Obstacle</text:span></text:p>
      <text:p text:style-name="P3"><text:span text:style-name="T1">Push Through the Obstacle</text:span></text:p>
      <text:p text:style-name="P3"><text:span text:style-name="T1">Transform the Obstacle</text:span></text:p>
      <text:p text:style-name="P3"><text:span text:style-name="T1">Block the Obstacle</text:span></text:p>
      <text:p text:style-name="P3"><text:span text:style-name="T1"/></text:p>
      <text:p text:style-name="P3"><text:span text:style-name="T1">Recipes for Effective Reflection</text:span></text:p>
      <text:p text:style-name="P3"><text:span text:style-name="T1"/></text:p>
      <text:p text:style-name="P3"><text:span text:style-name="T1">Developing Detachment</text:span></text:p>
      <text:p text:style-name="P3"><text:span text:style-name="T1">Gathering Data about Results</text:span></text:p>
      <text:p text:style-name="P3"><text:span text:style-name="T1">Gathering Data about Events</text:span></text:p>
      <text:p text:style-name="P3"><text:soft-page-break/><text:span text:style-name="T1">Gathering Data about Feelings</text:span></text:p>
      <text:p text:style-name="P3"><text:span text:style-name="T1">Gathering Data about the Process</text:span></text:p>
      <text:p text:style-name="P3"><text:span text:style-name="T1"/></text:p>
      <text:p text:style-name="P3"><text:span text:style-name="T1">Recipes for Effective Learning</text:span></text:p>
      <text:p text:style-name="P3"><text:span text:style-name="T1"/></text:p>
      <text:p text:style-name="P3"><text:span text:style-name="T1">Developing Search</text:span></text:p>
      <text:p text:style-name="P3"><text:span text:style-name="T1">Identifying New Skills</text:span></text:p>
      <text:p text:style-name="P3"><text:span text:style-name="T1">Identifying New Knowledge</text:span></text:p>
      <text:p text:style-name="P3"><text:span text:style-name="T1">Identifying New Wisdom</text:span></text:p>
      <text:p text:style-name="P3"><text:span text:style-name="T1"/></text:p>
      <text:p text:style-name="P3"><text:span text:style-name="T1">Recipes for Effective Planning</text:span></text:p>
      <text:p text:style-name="P3"><text:span text:style-name="T1"/></text:p>
      <text:p text:style-name="P3"><text:span text:style-name="T1">Developing Love</text:span></text:p>
      <text:p text:style-name="P3"><text:span text:style-name="T1">Choosing Value Drivers</text:span></text:p>
      <text:p text:style-name="P3"><text:span text:style-name="T1">Generating Tasks</text:span></text:p>
      <text:p text:style-name="P3"><text:span text:style-name="T1">Committing to Work</text:span></text:p>
      <text:p text:style-name="P3"><text:span text:style-name="T1">Simple Plans</text:span></text:p>
      <text:p text:style-name="P3"><text:span text:style-name="T1">Complicated Plans</text:span></text:p>
      <text:p text:style-name="P3"><text:span text:style-name="T1">Complex Plans</text:span></text:p>
      <text:p text:style-name="P3"><text:span text:style-name="T1">Planning in Chaos</text:span></text:p>
      <text:p text:style-name="P3"><text:span text:style-name="T1">Planning for Discovery</text:span></text:p>
      <text:p text:style-name="P3"><text:span text:style-name="T1"/></text:p>
      <text:p text:style-name="P3"><text:span text:style-name="T1">Recipes for Effective Action</text:span></text:p>
      <text:p text:style-name="P3"><text:span text:style-name="T1"/></text:p>
      <text:p text:style-name="P3"><text:span text:style-name="T1">Developing Courage</text:span></text:p>
      <text:p text:style-name="P3"><text:span text:style-name="T1">Team Member Motivation</text:span></text:p>
      <text:p text:style-name="P3"><text:span text:style-name="T1">Handling the Unexpected</text:span></text:p>
      <text:p text:style-name="P3"><text:span text:style-name="T1">Handling Crisis</text:span></text:p>
      <text:p text:style-name="P3"><text:span text:style-name="T1">Handling Victory</text:span></text:p>
      <text:p text:style-name="P3"><text:span text:style-name="T1"/></text:p>
      <text:p text:style-name="P3"><text:span text:style-name="T1">Recipes for Effective Self-Organization</text:span></text:p>
      <text:p text:style-name="P3"><text:span text:style-name="T1"/></text:p>
      <text:p text:style-name="P3"><text:span text:style-name="T1">Volunteering for Tasks</text:span></text:p>
      <text:p text:style-name="P3"><text:span text:style-name="T1">Consultative Decision-Making</text:span></text:p>
      <text:p text:style-name="P3"><text:span text:style-name="T1">Team Storming</text:span></text:p>
      <text:p text:style-name="P3"><text:span text:style-name="T1">Team Member Self-Selection</text:span></text:p>
      <text:p text:style-name="P3"><text:span text:style-name="T1"/></text:p>
      <text:p text:style-name="P3"><text:span text:style-name="T1">Recipes for Measuring Progress</text:span></text:p>
      <text:p text:style-name="P3"><text:span text:style-name="T1"/></text:p>
      <text:p text:style-name="P3"><text:span text:style-name="T1">OpenAgile Spider Chart</text:span></text:p>
      <text:p text:style-name="P3"><text:span text:style-name="T1">OpenAgile Rules Adop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10:01:57</meta:creation-date>
    <dc:date>2013-04-18T17:09:43</dc:date>
    <meta:editing-duration>P0D</meta:editing-duration>
    <meta:editing-cycles>2</meta:editing-cycles>
    <meta:generator>LibreOffice/3.6$MacOSX_x86 LibreOffice_project/2ef5aff-a6fb0ff-166bdff-cf087ad-0f1389</meta:generator>
    <meta:document-statistic meta:table-count="0" meta:image-count="0" meta:object-count="0" meta:page-count="2" meta:paragraph-count="67" meta:word-count="258" meta:character-count="1836" meta:non-whitespace-character-count="1654"/>
  </office:meta>
</office:document-meta>
</file>